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10.925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4.39cm" fo:min-width="17.683cm" fo:padding-top="0.13cm" fo:padding-bottom="0.13cm" fo:padding-left="0.259cm" fo:padding-right="0.259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25cm" fo:min-width="0.6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41cm" fo:min-width="0.31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59cm" fo:min-width="0.30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3.262cm" fo:min-width="1.1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1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1cm" fo:min-width="0.08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cm" fo:min-width="0.08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14cm" fo:min-width="0.26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73cm" fo:min-width="0.03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88cm" fo:min-width="0.02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343cm" fo:min-width="0.77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5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597cm" fo:min-width="0.11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1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23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642cm" fo:min-width="0.36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181cm" fo:min-width="1.7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4.82cm" fo:min-width="4.01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396cm" fo:min-width="2.70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731cm" fo:min-width="2.52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1.051cm" fo:min-width="5.79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87cm" fo:min-width="0.50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66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65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05cm" fo:min-width="1.78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342cm" fo:min-width="0.56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357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1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7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103cm" fo:min-width="0.254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2999992370605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.2999992370605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3faf46" loext:opacity="100%" fo:font-size="24pt" style:font-size-asian="24pt" style:font-size-complex="24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faf46" loext:opacity="100%" fo:font-size="24pt" style:font-size-asian="24pt" style:font-size-complex="24pt" fo:hyphenate="false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161.699996948242pt" fo:letter-spacing="normal" fo:language="en" fo:country="US" fo:font-style="normal" style:text-underline-style="none" fo:font-weight="normal" fo:background-color="transparent" style:font-name-asian="ＭＳ Ｐゴシック" style:font-size-asian="161.699996948242pt" style:font-style-asian="normal" style:font-weight-asian="normal" style:font-size-complex="161.69999694824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60pt" fo:letter-spacing="normal" fo:language="en" fo:country="US" fo:font-style="normal" style:text-underline-style="none" fo:font-weight="normal" fo:background-color="transparent" style:font-name-asian="ＭＳ Ｐゴシック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80pt" fo:letter-spacing="normal" fo:language="en" fo:country="US" fo:font-style="normal" style:text-underline-style="none" fo:font-weight="normal" fo:background-color="transparent" style:font-name-asian="ＭＳ Ｐゴシック" style:font-size-asian="80pt" style:language-asian="ja" style:country-asian="JP" style:font-style-asian="normal" style:font-weight-asian="normal" style:font-size-complex="80pt" style:font-style-complex="normal" style:font-weight-complex="normal"/>
    </style:style>
    <style:style style:name="T4" style:family="text">
      <style:text-properties fo:font-variant="normal" fo:text-transform="none" fo:color="#3faf46" loext:opacity="100%" style:text-line-through-style="none" style:text-line-through-type="none" style:text-position="0% 100%" style:font-name="ＭＳ Ｐゴシック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faf46" loext:opacity="100%" style:text-line-through-style="none" style:text-line-through-type="none" style:text-position="0% 100%" style:font-name="ＭＳ Ｐゴシック" fo:font-size="24pt" fo:letter-spacing="normal" fo:language="en" fo:country="US" fo:font-style="normal" style:text-underline-style="none" fo:font-weight="normal" fo:background-color="transparent" style:font-name-asian="ＭＳ Ｐゴシック" style:font-size-asian="24pt" style:language-asian="ja" style:country-asian="JP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>
        <draw:custom-shape draw:name="正方形/長方形 3" draw:style-name="gr1" draw:text-style-name="P1" draw:layer="layout" svg:width="18.2cm" svg:height="11.184cm" svg:x="0cm" svg:y="14.5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4.6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6.199cm" svg:height="10.489cm" svg:x="1cm" svg:y="0.594cm">
          <text:p text:style-name="P3"><text:span text:style-name="T1">R</text:span><text:span text:style-name="T2">で読む</text:span></text:p>
          <text:p text:style-name="P3"><text:span text:style-name="T3">Excel</text:span><text:span text:style-name="T2">ファイ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912cm" svg:height="1.001cm" svg:x="1.191cm" svg:y="0.549cm">
          <svg:desc>http://127.0.0.1:32189/graphics/87dd313e-1cd4-47be-a2e8-f77eaaadf3ee.png</svg:desc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34">
          <draw:custom-shape draw:name="円/楕円 9" draw:style-name="gr5" draw:text-style-name="P6" draw:layer="layout" svg:width="1.66cm" svg:height="2.227cm" svg:x="9.266cm" svg:y="15.39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1.155cm" svg:height="2.531cm" draw:transform="skewX (-0.0804596785169386) rotate (-0.566882941047759) translate (9.012cm 16.868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1.143cm" svg:height="2.557cm" draw:transform="skewX (0.0652753140245878) rotate (0.427605666738611) translate (10.331cm 17.52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2.317cm" svg:height="4.966cm" svg:x="8.917cm" svg:y="16.4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68cm" svg:height="0.367cm" svg:x="9.57cm" svg:y="15.7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69cm" svg:height="0.367cm" svg:x="10.284cm" svg:y="15.7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115cm" svg:height="0.138cm" svg:x="10.403cm" svg:y="15.87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115cm" svg:height="0.138cm" svg:x="9.697cm" svg:y="15.869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941cm" svg:height="0.538cm" draw:transform="skewX (-0.077841684638947) rotate (2.60996536343232) translate (9.809cm 21.877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2" draw:text-style-name="P8" draw:layer="layout" svg:width="0.945cm" svg:height="0.536cm" draw:transform="skewX (0.0818559419185341) rotate (-2.56650666505766) translate (11.153cm 21.386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3" draw:text-style-name="P8" draw:layer="layout" svg:width="0.553cm" svg:height="0.367cm" svg:x="9.842cm" svg:y="16.115cm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4" draw:text-style-name="P6" draw:layer="layout" svg:width="1.083cm" svg:height="1.644cm" svg:x="6.183cm" svg:y="12.71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5" draw:text-style-name="P6" draw:layer="layout" svg:width="0.754cm" svg:height="1.871cm" draw:transform="skewX (-0.0815068760681353) rotate (-0.567057473972958) translate (5.949cm 13.744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6" draw:text-style-name="P6" draw:layer="layout" svg:width="0.747cm" svg:height="1.89cm" draw:transform="skewX (0.0654498469497873) rotate (0.42778019966381) translate (6.927cm 14.12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7" draw:text-style-name="P7" draw:layer="layout" svg:width="1.807cm" svg:height="3.667cm" svg:x="5.821cm" svg:y="13.41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18" draw:text-style-name="P7" draw:layer="layout" svg:width="0.239cm" svg:height="0.269cm" svg:x="6.424cm" svg:y="12.92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18" draw:text-style-name="P7" draw:layer="layout" svg:width="0.239cm" svg:height="0.269cm" svg:x="6.82cm" svg:y="12.92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76cm" svg:height="0.101cm" svg:x="6.896cm" svg:y="13.015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75cm" svg:height="0.101cm" svg:x="6.507cm" svg:y="13.013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9" draw:text-style-name="P8" draw:layer="layout" svg:width="0.617cm" svg:height="0.397cm" draw:transform="skewX (-0.0804596785169386) rotate (2.60979083050712) translate (6.592cm 17.484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9" draw:text-style-name="P8" draw:layer="layout" svg:width="0.619cm" svg:height="0.397cm" draw:transform="skewX (0.0778416846389472) rotate (-2.56790292845926) translate (7.492cm 17.164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3" draw:text-style-name="P8" draw:layer="layout" svg:width="0.36cm" svg:height="0.27cm" svg:x="6.546cm" svg:y="13.177cm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35">
          <draw:custom-shape draw:name="円/楕円 36" draw:style-name="gr20" draw:text-style-name="P6" draw:layer="layout" svg:width="0.872cm" svg:height="1.197cm" svg:x="12.63cm" svg:y="12.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21" draw:text-style-name="P6" draw:layer="layout" svg:width="0.606cm" svg:height="1.363cm" draw:transform="skewX (-0.0820304748437335) rotate (-0.567930138598955) translate (12.503cm 13.29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22" draw:text-style-name="P6" draw:layer="layout" svg:width="0.603cm" svg:height="1.375cm" draw:transform="skewX (0.0645771823237902) rotate (0.427256600888212) translate (13.184cm 13.645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23" draw:text-style-name="P7" draw:layer="layout" svg:width="1.218cm" svg:height="2.674cm" svg:x="12.447cm" svg:y="13.09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18" draw:text-style-name="P7" draw:layer="layout" svg:width="0.191cm" svg:height="0.196cm" svg:x="12.789cm" svg:y="12.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18" draw:text-style-name="P7" draw:layer="layout" svg:width="0.194cm" svg:height="0.196cm" svg:x="13.165cm" svg:y="12.6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06cm" svg:height="0.073cm" svg:x="13.227cm" svg:y="12.755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061cm" svg:height="0.073cm" svg:x="12.854cm" svg:y="12.755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44" draw:style-name="gr24" draw:text-style-name="P8" draw:layer="layout" svg:width="0.495cm" svg:height="0.289cm" draw:transform="skewX (-0.0794124809657421) rotate (2.61013989635752) translate (12.913cm 15.988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5" draw:style-name="gr24" draw:text-style-name="P8" draw:layer="layout" svg:width="0.5cm" svg:height="0.287cm" draw:transform="skewX (0.0729547627333629) rotate (-2.56860106016005) translate (13.626cm 15.729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6" draw:style-name="gr13" draw:text-style-name="P8" draw:layer="layout" svg:width="0.291cm" svg:height="0.198cm" svg:x="12.933cm" svg:y="12.886cm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五角形 69" draw:style-name="gr25" draw:text-style-name="P8" draw:layer="layout" svg:width="3.672cm" svg:height="1.873cm" draw:transform="skewX (0.0308923277602996) rotate (-2.95082816634681) translate (3.498cm 37.853cm)">
          <text:p/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g>
          <draw:custom-shape draw:name="円/楕円 60" draw:style-name="gr26" draw:text-style-name="P6" draw:layer="layout" svg:width="6.379cm" svg:height="7.168cm" draw:transform="skewX (-0.0610865238198015) rotate (-0.39095375244673) translate (2.418cm 17.054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1" draw:style-name="gr27" draw:text-style-name="P6" draw:layer="layout" svg:width="4.535cm" svg:height="7.984cm" draw:transform="skewX (-0.0907571211037051) rotate (-1.14650678563508) translate (0.977cm 20.906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2" draw:style-name="gr28" draw:text-style-name="P6" draw:layer="layout" svg:width="4.282cm" svg:height="8.457cm" draw:transform="skewX (0.00645771823237902) rotate (0.195302343298165) translate (3.322cm 25.039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3" draw:style-name="gr29" draw:text-style-name="P7" draw:layer="layout" svg:width="8.905cm" svg:height="15.981cm" draw:transform="skewX (-0.0610865238198016) rotate (-0.39095375244673) translate (-0.097cm 20.008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4" draw:style-name="gr30" draw:text-style-name="P7" draw:layer="layout" svg:width="1.416cm" svg:height="1.183cm" draw:transform="skewX (-0.0616101225953999) rotate (-0.391302818297129) translate (3.124cm 18.576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5" draw:style-name="gr30" draw:text-style-name="P7" draw:layer="layout" svg:width="1.416cm" svg:height="1.183cm" draw:transform="skewX (-0.0616101225953998) rotate (-0.390604686596332) translate (5.665cm 19.624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6" draw:style-name="gr31" draw:text-style-name="P6" draw:layer="layout" svg:width="0.45cm" svg:height="0.446cm" draw:transform="skewX (0.0626573201465964) rotate (0.390081087820733) translate (5.818cm 20.337cm)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7" draw:style-name="gr32" draw:text-style-name="P6" draw:layer="layout" svg:width="0.448cm" svg:height="0.445cm" draw:transform="skewX (0.0628318530717958) rotate (0.388859357344336) translate (3.313cm 19.301cm)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68" draw:style-name="gr33" draw:text-style-name="P8" draw:layer="layout" svg:width="3.695cm" svg:height="1.702cm" draw:transform="skewX (-0.0902335223281069) rotate (2.2455406156159) translate (-2.409cm 37.758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0" draw:style-name="gr34" draw:text-style-name="P8" draw:layer="layout" svg:width="2.126cm" svg:height="1.182cm" draw:transform="skewX (-0.0624827872213971) rotate (-0.391477351222329) translate (3.711cm 20.09cm)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71">
          <draw:custom-shape draw:name="円/楕円 72" draw:style-name="gr35" draw:text-style-name="P6" draw:layer="layout" svg:width="0.638cm" svg:height="0.857cm" svg:x="10.124cm" svg:y="12.26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36" draw:text-style-name="P6" draw:layer="layout" svg:width="0.444cm" svg:height="0.975cm" draw:transform="skewX (-0.0797615468161409) rotate (-0.565486677646163) translate (9.957cm 12.79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37" draw:text-style-name="P6" draw:layer="layout" svg:width="0.441cm" svg:height="0.985cm" draw:transform="skewX (0.0668461103513829) rotate (0.428129265514209) translate (10.585cm 13.011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38" draw:text-style-name="P7" draw:layer="layout" svg:width="1.064cm" svg:height="1.913cm" svg:x="9.912cm" svg:y="12.6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18" draw:text-style-name="P7" draw:layer="layout" svg:width="0.141cm" svg:height="0.139cm" svg:x="10.267cm" svg:y="12.3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18" draw:text-style-name="P7" draw:layer="layout" svg:width="0.141cm" svg:height="0.139cm" svg:x="10.5cm" svg:y="12.3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43cm" svg:height="0.053cm" svg:x="10.544cm" svg:y="12.421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43cm" svg:height="0.053cm" svg:x="10.313cm" svg:y="12.421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24" draw:text-style-name="P8" draw:layer="layout" svg:width="0.362cm" svg:height="0.208cm" draw:transform="skewX (-0.0815068760681352) rotate (2.61118709390872) translate (10.371cm 14.767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24" draw:text-style-name="P8" draw:layer="layout" svg:width="0.361cm" svg:height="0.207cm" draw:transform="skewX (0.0867428638241182) rotate (-2.56511040165607) translate (10.888cm 14.578cm)">
            <text:p/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3" draw:text-style-name="P8" draw:layer="layout" svg:width="0.212cm" svg:height="0.139cm" svg:x="10.338cm" svg:y="12.506cm">
            <text:p/>
            <draw:enhanced-geometry draw:mirror-horizontal="false" draw:mirror-vertical="false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テキスト ボックス 83" draw:style-name="gr39" draw:text-style-name="P10" draw:layer="layout" svg:width="8.666cm" svg:height="2.283cm" svg:x="8.834cm" svg:y="22.417cm">
          <text:p text:style-name="P9"><text:span text:style-name="T4">Excel</text:span><text:span text:style-name="T5">ファイル</text:span><text:span text:style-name="T5">100</text:span><text:span text:style-name="T5">個いっきに読めるかな？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 text:style-name="MP7"><presentation:footer/></text:p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8"><text:span text:style-name="MT1"><text:page-number>&lt;番号&gt;</text:page-number></text:span></text:p>
        </draw:text-box>
      </draw:frame>
      <draw:frame presentation:style-name="白紙-title" draw:layer="backgroundobjects" svg:width="14.579cm" svg:height="3.956cm" svg:x="1.81cm" svg:y="1.945cm" presentation:class="title" presentation:placeholder="true">
        <draw:text-box/>
      </draw:frame>
      <draw:frame presentation:style-name="白紙-outline1" draw:layer="backgroundobjects" svg:width="14.579cm" svg:height="13.744cm" svg:x="1.81cm" svg:y="6.545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16</meta:editing-cycles>
    <meta:creation-date>2020-08-30T06:48:42</meta:creation-date>
    <dc:date>2022-08-13T14:48:52.555000000</dc:date>
    <meta:editing-duration>PT1H45M21S</meta:editing-duration>
    <meta:generator>LibreOffice/7.3.0.3$Windows_X86_64 LibreOffice_project/0f246aa12d0eee4a0f7adcefbf7c878fc2238db3</meta:generator>
    <meta:document-statistic meta:object-count="88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